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946cm" style:rel-column-width="1855*"/>
    </style:style>
    <style:style style:name="Table1.B" style:family="table-column">
      <style:table-column-properties style:column-width="3.829cm" style:rel-column-width="1436*"/>
    </style:style>
    <style:style style:name="Table1.C" style:family="table-column">
      <style:table-column-properties style:column-width="4.2cm" style:rel-column-width="1575*"/>
    </style:style>
    <style:style style:name="Table1.D" style:family="table-column">
      <style:table-column-properties style:column-width="4.159cm" style:rel-column-width="1560*"/>
    </style:style>
    <style:style style:name="Table1.E" style:family="table-column">
      <style:table-column-properties style:column-width="4.284cm" style:rel-column-width="1607*"/>
    </style:style>
    <style:style style:name="Table1.F" style:family="table-column">
      <style:table-column-properties style:column-width="4.279cm" style:rel-column-width="160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Source Sans Pro"/>
    </style:style>
    <style:style style:name="P2" style:family="paragraph" style:parent-style-name="Table_20_Contents">
      <style:text-properties style:font-name="Source Sans Pro" fo:font-size="10pt" style:font-size-asian="10pt" style:font-size-complex="10pt"/>
    </style:style>
    <style:style style:name="P3" style:family="paragraph" style:parent-style-name="Table_20_Contents">
      <style:text-properties style:font-name="Source Sans Pro" fo:font-size="10pt" officeooo:rsid="0000f5ed" officeooo:paragraph-rsid="0000f5ed" style:font-size-asian="10pt" style:font-size-complex="10pt"/>
    </style:style>
    <style:style style:name="P4" style:family="paragraph" style:parent-style-name="Table_20_Contents">
      <style:text-properties style:font-name="Source Sans Pro" fo:font-size="10pt" officeooo:rsid="0016f717" officeooo:paragraph-rsid="0016f717" style:font-size-asian="10pt" style:font-size-complex="10pt"/>
    </style:style>
    <style:style style:name="P5" style:family="paragraph" style:parent-style-name="Table_20_Contents">
      <style:text-properties style:font-name="Source Sans Pro" fo:font-size="10pt" officeooo:rsid="00029708" officeooo:paragraph-rsid="00029708" style:font-size-asian="10pt" style:font-size-complex="10pt"/>
    </style:style>
    <style:style style:name="P6" style:family="paragraph" style:parent-style-name="Table_20_Contents">
      <style:text-properties style:font-name="Source Sans Pro" fo:font-size="10pt" officeooo:rsid="0002a848" officeooo:paragraph-rsid="0002a848" style:font-size-asian="10pt" style:font-size-complex="10pt"/>
    </style:style>
    <style:style style:name="P7" style:family="paragraph" style:parent-style-name="Table_20_Contents">
      <style:text-properties style:font-name="Source Sans Pro" fo:font-size="10pt" officeooo:rsid="00052c54" officeooo:paragraph-rsid="00052c54" style:font-size-asian="10pt" style:font-size-complex="10pt"/>
    </style:style>
    <style:style style:name="P8" style:family="paragraph" style:parent-style-name="Table_20_Contents">
      <style:text-properties style:font-name="Source Sans Pro" fo:font-size="10pt" officeooo:rsid="00063cdc" officeooo:paragraph-rsid="00063cdc" style:font-size-asian="10pt" style:font-size-complex="10pt"/>
    </style:style>
    <style:style style:name="P9" style:family="paragraph" style:parent-style-name="Table_20_Contents">
      <style:text-properties style:font-name="Source Sans Pro" fo:font-size="10pt" officeooo:rsid="00073152" officeooo:paragraph-rsid="00073152" style:font-size-asian="10pt" style:font-size-complex="10pt"/>
    </style:style>
    <style:style style:name="P10" style:family="paragraph" style:parent-style-name="Table_20_Contents">
      <style:text-properties style:font-name="Source Sans Pro" fo:font-size="10pt" officeooo:rsid="00083a0c" officeooo:paragraph-rsid="00083a0c" style:font-size-asian="10pt" style:font-size-complex="10pt"/>
    </style:style>
    <style:style style:name="P11" style:family="paragraph" style:parent-style-name="Table_20_Contents">
      <style:text-properties style:font-name="Source Sans Pro" fo:font-size="10pt" officeooo:rsid="000a10c6" officeooo:paragraph-rsid="000a10c6" style:font-size-asian="10pt" style:font-size-complex="10pt"/>
    </style:style>
    <style:style style:name="P12" style:family="paragraph" style:parent-style-name="Table_20_Contents">
      <style:text-properties style:font-name="Source Sans Pro" fo:font-size="10pt" officeooo:rsid="000babb6" officeooo:paragraph-rsid="000babb6" style:font-size-asian="10pt" style:font-size-complex="10pt"/>
    </style:style>
    <style:style style:name="P13" style:family="paragraph" style:parent-style-name="Table_20_Contents">
      <style:text-properties style:font-name="Source Sans Pro" fo:font-size="10pt" officeooo:rsid="000d671b" officeooo:paragraph-rsid="000d671b" style:font-size-asian="10pt" style:font-size-complex="10pt"/>
    </style:style>
    <style:style style:name="P14" style:family="paragraph" style:parent-style-name="Table_20_Contents">
      <style:text-properties style:font-name="Source Sans Pro" fo:font-size="10pt" officeooo:rsid="000e1ef3" officeooo:paragraph-rsid="000e1ef3" style:font-size-asian="10pt" style:font-size-complex="10pt"/>
    </style:style>
    <style:style style:name="P15" style:family="paragraph" style:parent-style-name="Table_20_Contents">
      <style:text-properties style:font-name="Source Sans Pro" fo:font-size="10pt" officeooo:rsid="000fea8f" officeooo:paragraph-rsid="000fea8f" style:font-size-asian="10pt" style:font-size-complex="10pt"/>
    </style:style>
    <style:style style:name="P16" style:family="paragraph" style:parent-style-name="Table_20_Contents">
      <style:text-properties style:font-name="Source Sans Pro" fo:font-size="10pt" officeooo:rsid="00110e9e" officeooo:paragraph-rsid="00110e9e" style:font-size-asian="10pt" style:font-size-complex="10pt"/>
    </style:style>
    <style:style style:name="P17" style:family="paragraph" style:parent-style-name="Table_20_Contents">
      <style:text-properties style:font-name="Source Sans Pro" fo:font-size="10pt" officeooo:rsid="00135f70" officeooo:paragraph-rsid="00135f70" style:font-size-asian="10pt" style:font-size-complex="10pt"/>
    </style:style>
    <style:style style:name="P18" style:family="paragraph" style:parent-style-name="Table_20_Contents">
      <style:text-properties style:font-name="Source Sans Pro" fo:font-size="10pt" officeooo:rsid="001607f3" officeooo:paragraph-rsid="001607f3" style:font-size-asian="10pt" style:font-size-complex="10pt"/>
    </style:style>
    <style:style style:name="P19" style:family="paragraph" style:parent-style-name="Standard">
      <style:text-properties style:font-name="Source Sans Pro" fo:font-size="10pt" style:font-size-asian="10pt" style:font-size-complex="10pt"/>
    </style:style>
    <style:style style:name="P20" style:family="paragraph" style:parent-style-name="Table_20_Contents">
      <style:text-properties style:font-name="Source Sans Pro" fo:font-size="10pt" style:font-size-asian="10pt" style:font-size-complex="10pt"/>
    </style:style>
    <style:style style:name="P21" style:family="paragraph" style:parent-style-name="Table_20_Contents">
      <style:text-properties style:font-name="Source Sans Pro" fo:font-size="10pt" officeooo:rsid="001dfe71" officeooo:paragraph-rsid="001dfe71" style:font-size-asian="10pt" style:font-size-complex="10pt"/>
    </style:style>
    <style:style style:name="P22" style:family="paragraph" style:parent-style-name="Table_20_Contents">
      <style:text-properties style:font-name="Source Sans Pro" fo:font-size="10pt" officeooo:rsid="001dfe71" officeooo:paragraph-rsid="001fc96c" style:font-size-asian="10pt" style:font-size-complex="10pt"/>
    </style:style>
    <style:style style:name="P23" style:family="paragraph" style:parent-style-name="Table_20_Contents">
      <style:text-properties style:font-name="Source Sans Pro" fo:font-size="10pt" officeooo:rsid="0002a848" officeooo:paragraph-rsid="001dfe71" style:font-size-asian="10pt" style:font-size-complex="10pt"/>
    </style:style>
    <style:style style:name="P24" style:family="paragraph" style:parent-style-name="Table_20_Contents">
      <style:text-properties style:font-name="Source Sans Pro" fo:font-size="10pt" officeooo:rsid="00052c54" officeooo:paragraph-rsid="00052c54" style:font-size-asian="10pt" style:font-size-complex="10pt"/>
    </style:style>
    <style:style style:name="P25" style:family="paragraph" style:parent-style-name="Table_20_Contents">
      <style:text-properties style:font-name="Source Sans Pro" fo:font-size="10pt" officeooo:rsid="00063cdc" officeooo:paragraph-rsid="001dfe71" style:font-size-asian="10pt" style:font-size-complex="10pt"/>
    </style:style>
    <style:style style:name="P26" style:family="paragraph" style:parent-style-name="Table_20_Contents">
      <style:text-properties style:font-name="Source Sans Pro" fo:font-size="10pt" officeooo:rsid="000e1ef3" officeooo:paragraph-rsid="001dfe71" style:font-size-asian="10pt" style:font-size-complex="10pt"/>
    </style:style>
    <style:style style:name="P27" style:family="paragraph" style:parent-style-name="Table_20_Contents">
      <style:text-properties style:font-name="Source Sans Pro" fo:font-size="10pt" officeooo:rsid="001fc96c" officeooo:paragraph-rsid="001fc96c" style:font-size-asian="10pt" style:font-size-complex="10pt"/>
    </style:style>
    <style:style style:name="P28" style:family="paragraph" style:parent-style-name="Table_20_Contents">
      <style:text-properties style:font-name="Source Sans Pro" fo:font-size="10pt" officeooo:rsid="0020044b" officeooo:paragraph-rsid="0020044b" style:font-size-asian="10pt" style:font-size-complex="10pt"/>
    </style:style>
    <style:style style:name="P29" style:family="paragraph" style:parent-style-name="Table_20_Contents">
      <style:text-properties style:font-name="Source Sans Pro" fo:font-size="10pt" officeooo:rsid="002200ec" officeooo:paragraph-rsid="002200ec" style:font-size-asian="10pt" style:font-size-complex="10pt"/>
    </style:style>
    <style:style style:name="P30" style:family="paragraph" style:parent-style-name="Table_20_Contents">
      <style:text-properties style:font-name="Source Sans Pro" fo:font-size="10pt" officeooo:rsid="0023237e" officeooo:paragraph-rsid="0023237e" style:font-size-asian="10pt" style:font-size-complex="10pt"/>
    </style:style>
    <style:style style:name="P31" style:family="paragraph" style:parent-style-name="Table_20_Contents">
      <style:text-properties style:font-name="Source Sans Pro" fo:font-size="10pt" officeooo:rsid="00237395" officeooo:paragraph-rsid="00237395" style:font-size-asian="10pt" style:font-size-complex="10pt"/>
    </style:style>
    <style:style style:name="P32" style:family="paragraph" style:parent-style-name="Table_20_Contents">
      <style:text-properties style:font-name="Source Sans Pro" fo:font-size="10pt" officeooo:rsid="0025404b" officeooo:paragraph-rsid="0025404b" style:font-size-asian="10pt" style:font-size-complex="10pt"/>
    </style:style>
    <style:style style:name="P33" style:family="paragraph" style:parent-style-name="Table_20_Contents">
      <style:text-properties style:font-name="Source Sans Pro" fo:font-size="10pt" officeooo:rsid="00259ac9" officeooo:paragraph-rsid="00259ac9" style:font-size-asian="10pt" style:font-size-complex="10pt"/>
    </style:style>
    <style:style style:name="P34" style:family="paragraph" style:parent-style-name="Text_20_body">
      <style:text-properties style:font-name="Source Sans Pro" fo:font-style="normal" fo:font-weight="bold" officeooo:rsid="001bfaa9" officeooo:paragraph-rsid="001bfaa9" style:font-style-asian="normal" style:font-weight-asian="bold" style:font-style-complex="normal" style:font-weight-complex="bold"/>
    </style:style>
    <style:style style:name="T1" style:family="text">
      <style:text-properties officeooo:rsid="00141c14"/>
    </style:style>
    <style:style style:name="T2" style:family="text">
      <style:text-properties officeooo:rsid="00145784"/>
    </style:style>
    <style:style style:name="T3" style:family="text">
      <style:text-properties officeooo:rsid="001dfe71"/>
    </style:style>
    <style:style style:name="T4" style:family="text">
      <style:text-properties officeooo:rsid="001fc96c"/>
    </style:style>
    <style:style style:name="T5" style:family="text">
      <style:text-properties officeooo:rsid="0023237e"/>
    </style:style>
    <style:style style:name="T6" style:family="text">
      <style:text-properties officeooo:rsid="002540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FIRST - SE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Iteration 1</text:p>
          </table:table-cell>
          <table:table-cell table:style-name="Table1.A1" office:value-type="string">
            <text:p text:style-name="P4">Iteration 2</text:p>
          </table:table-cell>
          <table:table-cell table:style-name="Table1.A1" office:value-type="string">
            <text:p text:style-name="P4">Iteration 3</text:p>
          </table:table-cell>
          <table:table-cell table:style-name="Table1.A1" office:value-type="string">
            <text:p text:style-name="P31">Iteration 4</text:p>
          </table:table-cell>
          <table:table-cell table:style-name="Table1.F1" office:value-type="string">
            <text:p text:style-name="P33">Iteration 5</text:p>
          </table:table-cell>
        </table:table-row>
        <table:table-row>
          <table:table-cell table:style-name="Table1.A2" office:value-type="string">
            <text:p text:style-name="P3">Start → PROGRAM IDENT ; [ VAR varDecList ]</text:p>
          </table:table-cell>
          <table:table-cell table:style-name="Table1.A2" office:value-type="string">
            <text:p text:style-name="P27">First(start) = {PROGRAM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VarDecList → identListType {; identListType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9">First(VarDecList) = <text:span text:style-name="T4">First(IdenListType) = { IDENT }</text:span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">IdentListType → identList : typ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7">First(IdenListType) = First(IdentList) = { IDENT 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IdentList → IDENT {, IDENT}</text:p>
          </table:table-cell>
          <table:table-cell table:style-name="Table1.A2" office:value-type="string">
            <text:p text:style-name="P21">First(IdentList) = { IDENT 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Type → simpleType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7">First(simpleType) = {ARRAY, INTGER, REAL, BOOLEAN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3">Type →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1.A2" office:value-type="string">
            <text:p text:style-name="P21">First(Type) = {ARRAY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<text:span text:style-name="T3">S</text:span>impleType → INTEGER </text:p>
          </table:table-cell>
          <table:table-cell table:style-name="Table1.A2" office:value-type="string">
            <text:p text:style-name="P21">First(SimpleType)={INTEGER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<text:span text:style-name="T3">S</text:span>impleType → REAL </text:p>
          </table:table-cell>
          <table:table-cell table:style-name="Table1.A2" office:value-type="string">
            <text:p text:style-name="P21">First(SimpleType)={INTEGER, REAL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<text:span text:style-name="T3">S</text:span>impleType → BOOLEAN</text:p>
          </table:table-cell>
          <table:table-cell table:style-name="Table1.A2" office:value-type="string">
            <text:p text:style-name="P21">First(SimpleType)={INTEGER, REAL, BOOLEAN}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CompStmt → BEGIN stmtList END</text:p>
          </table:table-cell>
          <table:table-cell table:style-name="Table1.A2" office:value-type="string">
            <text:p text:style-name="P21">First(CompStmt) = {BEGIN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StmtList → statement {; statement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1">First(StmtList) = First(Statement) = <text:span text:style-name="T4">{BEGIN, READ, WRITE , IDENT, IF, WHILE, FOR}</text:span>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5">Statement → assignStm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7">First(Statement) = {BEGIN, <text:span text:style-name="T3">READ, WRITE , </text:span>IDENT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5">Statement → compStmt</text:p>
          </table:table-cell>
          <table:table-cell table:style-name="Table1.A2" office:value-type="string">
            <text:p text:style-name="P27">First(Statement) = {BEGIN}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5">Statement → ifStm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7">First(Statement) = {BEGIN, <text:span text:style-name="T3">READ, WRITE , </text:span>IDENT, IF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5">Statement → whileStm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7">First(Statement) = {BEGIN, <text:span text:style-name="T3">READ, WRITE , </text:span>IDENT, IF, WHILE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5">Statement → <text:span text:style-name="T3">f</text:span>orStmt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7">First(Statement) = {BEGIN, <text:span text:style-name="T3">READ, WRITE , </text:span>IDENT, IF, WHILE, FOR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5">Statement → READ <text:span text:style-name="T2">'</text:span>(<text:span text:style-name="T2">'</text:span> exprList <text:span text:style-name="T2">'</text:span>)<text:span text:style-name="T2">'</text:span> </text:p>
          </table:table-cell>
          <table:table-cell table:style-name="Table1.A2" office:value-type="string">
            <text:p text:style-name="P21">First(Statement) = {<text:span text:style-name="T4">BEGIN, </text:span>READ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Statement →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1.A2" office:value-type="string">
            <text:p text:style-name="P22">First(Statement) = {<text:span text:style-name="T4">BEGIN, </text:span>READ, WRITE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9">AssignStmt → IDENT [ index ] := expr</text:p>
          </table:table-cell>
          <table:table-cell table:style-name="Table1.A2" office:value-type="string">
            <text:p text:style-name="P21">First(AssignStmt) = {IDENT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1.A2" office:value-type="string">
            <text:p text:style-name="P21">First(Index) = {[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IfStmt → IF expr THEN statement [ ELSE statement ]</text:p>
          </table:table-cell>
          <table:table-cell table:style-name="Table1.A2" office:value-type="string">
            <text:p text:style-name="P21">First(IfStmt) = {IF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WhileStmt → WHILE expr DO statement</text:p>
          </table:table-cell>
          <table:table-cell table:style-name="Table1.A2" office:value-type="string">
            <text:p text:style-name="P21">First(WhileStmt) = {WHILE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ForStmt → FOR IDENT <text:span text:style-name="T1">'</text:span>:=<text:span text:style-name="T1">'</text:span> expr toPart expr DO statement</text:p>
          </table:table-cell>
          <table:table-cell table:style-name="Table1.A2" office:value-type="string">
            <text:p text:style-name="P21">First(ForStmt) = {FOR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ToPart → TO</text:p>
          </table:table-cell>
          <table:table-cell table:style-name="Table1.A2" office:value-type="string">
            <text:p text:style-name="P21">First(ToPart) = {TO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6">ToPart → DOWNTO</text:p>
          </table:table-cell>
          <table:table-cell table:style-name="Table1.A2" office:value-type="string">
            <text:p text:style-name="P21">First(ToPart) = {TO, DOWNTO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ExprList → expr {<text:span text:style-name="T1">'</text:span>,<text:span text:style-name="T1">'</text:span> expr}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33">First(ExprList) = <text:span text:style-name="T6">First(Expr) </text:span>= <text:span text:style-name="T6">{ NUM, STRING, FALSE, TRUE, IDENT, NOT, -, ( } </text:span></text:p>
          </table:table-cell>
        </table:table-row>
        <table:table-row>
          <table:table-cell table:style-name="Table1.A2" office:value-type="string">
            <text:p text:style-name="P16">Expr → simpleExpr {relOp <text:soft-page-break/>simpleExpr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2">First(Expr) = <text:soft-page-break/><text:span text:style-name="T5">First(SimpleExpr) = { NUM, STRING, FALSE, TRUE, IDENT, NOT, -, ( } </text:span></text:p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16">SimpleExpr → term {addOp term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0">First(SimpleExpr) = First(Term) = <text:span text:style-name="T3">{ NUM, STRING, FALSE, TRUE, IDENT, NOT, -, ( }</text:span> </text:p>
          </table:table-cell>
          <table:table-cell table:style-name="Table1.A2" office:value-type="string">
            <text:p text:style-name="P30"/>
          </table:table-cell>
          <table:table-cell table:style-name="Table1.F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7">Term → factor {mulOp factor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8">First(Term) = First(Factor) = <text:span text:style-name="T3">{ NUM, STRING, FALSE, TRUE, IDENT, NOT, -, ( }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Factor → NUM | STRING | FALSE | TRUE | IDENT [ index ] | NOT factor | <text:span text:style-name="T1">'</text:span>–<text:span text:style-name="T1">'</text:span> factor | <text:span text:style-name="T1">'</text:span>(<text:span text:style-name="T1">'</text:span> exp <text:span text:style-name="T1">'</text:span>)<text:span text:style-name="T1">'</text:span></text:p>
          </table:table-cell>
          <table:table-cell table:style-name="Table1.A2" office:value-type="string">
            <text:p text:style-name="P21">First(Factor) = { NUM, STRING, FALSE, TRUE, IDENT, NOT, -, ( 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RelOp → &lt; | &lt;= | &gt; | &gt;= | = | &lt;&gt;</text:p>
          </table:table-cell>
          <table:table-cell table:style-name="Table1.A2" office:value-type="string">
            <text:p text:style-name="P21">First(RelOp) = {&lt;, &lt;=, &gt;, &gt;=, =, &lt;&gt;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AddOp → + | – | OR</text:p>
          </table:table-cell>
          <table:table-cell table:style-name="Table1.A2" office:value-type="string">
            <text:p text:style-name="P21">First(AddOp) = {+, -, OR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MulOp → * | / | DIV | MOD | AND</text:p>
          </table:table-cell>
          <table:table-cell table:style-name="Table1.A2" office:value-type="string">
            <text:p text:style-name="P21">First(MulOp) = {*, /, DIV, MOD, AND}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3:10.096834000</meta:creation-date>
    <dc:date>2015-04-17T19:02:47.295677000</dc:date>
    <meta:editing-duration>PT5H36M27S</meta:editing-duration>
    <meta:editing-cycles>36</meta:editing-cycles>
    <meta:generator>LibreOffice/4.3.6.2$MacOSX_X86_64 LibreOffice_project/d50a87b2e514536ed401c18000dad4660b6a169e</meta:generator>
    <meta:document-statistic meta:table-count="1" meta:image-count="0" meta:object-count="0" meta:page-count="3" meta:paragraph-count="72" meta:word-count="426" meta:character-count="2489" meta:non-whitespace-character-count="2127"/>
  </office:meta>
</office:document-meta>
</file>